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umberTreeNode.setUpperLimit( Integer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umberTreeNode.getK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TreeNode.setKids( PDFArray k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TreeNode.getNu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TreeNode.setLowerLimit( Integer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umberTreeNode.PDFNumber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TreeNode.setNums( PDFNumsArray nu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TreeNode.prepareLimit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NumberTreeNode.getUpper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umberTreeNode.getLower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